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0.6264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5598in"/>
    </style:style>
    <style:style style:name="co7" style:family="table-column">
      <style:table-column-properties fo:break-before="auto" style:column-width="3.1945in"/>
    </style:style>
    <style:style style:name="co8" style:family="table-column">
      <style:table-column-properties fo:break-before="auto" style:column-width="3.5957in"/>
    </style:style>
    <style:style style:name="co9" style:family="table-column">
      <style:table-column-properties fo:break-before="auto" style:column-width="12.5307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1.2417in"/>
    </style:style>
    <style:style style:name="co13" style:family="table-column">
      <style:table-column-properties fo:break-before="auto" style:column-width="1.7098in"/>
    </style:style>
    <style:style style:name="co14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1.6299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893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2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006" table:default-cell-style-name="ce13"/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history-09-t1-l01-ep0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ශ්‍රි ලංකාවේ මුහුදු බඩ ප්‍රදේශ ලන්දේසින් යටතට පත්වීම</text:p>
          </table:table-cell>
          <table:table-cell table:style-name="ce17" office:value-type="string" calcext:value-type="string">
            <text:p>ශ්‍රී ලංකාවේ ලන්දේසි පාලනය පිළිබඳව අධ්‍යයනය කිරීම.</text:p>
          </table:table-cell>
          <table:table-cell table:style-name="ce17" office:value-type="string" calcext:value-type="string">
            <text:p> ලන්දේසි පාලනයේ ආරම්භය, ලංකාවට පැමිණි ලන්දේසි නියෝජිතයන්, පෘථිගිසින්ගේ උඩරට ආක්‍රමණ, ලංකාවේ පෘථිගිසි පාලනය නිමා වීම හා ලන්දේසින්ගේ පාලනය  පිළිබඳව අධ්‍යයනය කිරීම. </text:p>
          </table:table-cell>
          <table:table-cell table:style-name="ce21"/>
          <table:table-cell table:style-name="ce14" table:number-columns-repeated="1013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history-09-t1-l01-ep02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ශ්‍රි ලංකාවේ මුහුදු බඩ ප්‍රදේශ ලන්දේසින් යටතට පත්වීම</text:p>
          </table:table-cell>
          <table:table-cell table:style-name="ce19" office:value-type="string" calcext:value-type="string">
            <text:p>1638 ගිවිසුම පිළිබඳව හැදින්වීම</text:p>
          </table:table-cell>
          <table:table-cell table:style-name="ce17" office:value-type="string" calcext:value-type="string">
            <text:p> පෘතුගීසින් පලවා හැරීම, ලන්දේසින් බලවත් වීම, ලන්දේසින් පිහිටුවා ගත් බලකොටු, ලන්දේසින් හා උඩරට අතර සබඳතා, 1638 ගිවිසුමේ ප්‍රතිඵල පිළිබඳව අධ්‍යයනය කිරීම. 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history-09-t1-l01-ep03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ශ්‍රි ලංකාවේ මුහුදු බඩ ප්‍රදේශ ලන්දේසින් යටතට පත්වීම</text:p>
          </table:table-cell>
          <table:table-cell table:style-name="ce17" office:value-type="string" calcext:value-type="string">
            <text:p>1766 ගිවිසුම පිළිබඳව හැදින්වීම</text:p>
          </table:table-cell>
          <table:table-cell table:style-name="ce20" office:value-type="string" calcext:value-type="string">
            <text:p> 1766 ගිවිසුමේ වගන්ති සහ 1766 ගිවිසුමේ ප්‍රතිඵල පිළිබඳව අධ්‍යයනය කිරීම. 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history-09-t1-l01-ep0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ශ්‍රි ලංකාවේ මුහුදු බඩ ප්‍රදේශ ලන්දේසින් යටතට පත්වීම</text:p>
          </table:table-cell>
          <table:table-cell table:style-name="ce17" office:value-type="string" calcext:value-type="string">
            <text:p>පුනරීක්ෂණ අභ්‍යාස</text:p>
          </table:table-cell>
          <table:table-cell table:style-name="ce17" office:value-type="string" calcext:value-type="string">
            <text:p> ඉංග්‍රීසින් ලංකාවට පැමිණිමේ සිට 1818 ප්‍රථම නිදහස් අරගලය පිළිබඳව, 1848 දෙවන නිදහස් අරගලය පිළිබඳව, පුනරීක්ෂණ අභ්‍යාස ඇසුරෙන් පැහැදිලි කිරීම.</text:p>
          </table:table-cell>
          <table:table-cell table:style-name="ce14" table:number-columns-repeated="1014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5" office:value-type="float" office:value="2019" calcext:value-type="float">
            <text:p>2019</text:p>
          </table:table-cell>
          <table:table-cell table:style-name="ce14" office:value-type="float" office:value="9" calcext:value-type="float">
            <text:p>9</text:p>
          </table:table-cell>
          <table:table-cell table:style-name="ce15" office:value-type="string" calcext:value-type="string">
            <text:p>history-09-t1-l01-ep0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ශ්‍රි ලංකාවේ මුහුදු බඩ ප්‍රදේශ ලන්දේසින් යටතට පත්වීම</text:p>
          </table:table-cell>
          <table:table-cell table:style-name="ce17" office:value-type="string" calcext:value-type="string">
            <text:p>ලන්දේසී පාලනයේ ප්‍රධාන ලක්ෂණ පිළිබඳව අධ්‍යයනය කිරීම.</text:p>
          </table:table-cell>
          <table:table-cell table:style-name="ce20" office:value-type="string" calcext:value-type="string">
            <text:p> ලන්දේසින්ගේ පාලනය, ලන්දේසි පාලනයේ ප්‍රධාන අවස්ථා, ලන්දේසින්ගේ ආර්ථික දියුණුව පිළිබඳව, ලන්දේසින් හිමිකර ගත් වෙනත් වෙළද භාණ්ඩ, තෝම්බූ සැකසීම, ලන්දේසි යුගයේ කර්මාන්ත පිළිබඳව අධ්‍යයනය කිරීම. </text:p>
          </table:table-cell>
          <table:table-cell table:style-name="ce14" table:number-columns-repeated="1014"/>
        </table:table-row>
        <table:table-row table:style-name="ro2">
          <table:table-cell/>
          <table:table-cell table:style-name="ce16"/>
          <table:table-cell/>
          <table:table-cell table:style-name="ce17"/>
          <table:table-cell table:number-columns-repeated="3"/>
          <table:table-cell table:style-name="ce17" table:number-columns-repeated="2"/>
          <table:table-cell table:style-name="ce16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2">
          <table:table-cell table:number-columns-repeated="7"/>
          <table:table-cell table:style-name="ce16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ce18"/>
          <table:table-cell table:number-columns-repeated="1016"/>
        </table:table-row>
        <table:table-row table:style-name="ro2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29:30.519579874</dc:date>
    <meta:editing-cycles>91</meta:editing-cycles>
    <meta:editing-duration>PT5H12M35S</meta:editing-duration>
    <meta:document-statistic meta:table-count="1" meta:cell-count="50" meta:object-count="0"/>
  </office:meta>
</office:document-meta>
</file>